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61caaf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officeooo:paragraph-rsid="00774487" style:font-size-asian="8pt" style:font-name-complex="Lucida Sans" style:font-size-complex="8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2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28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29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70c64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394c7a" style:font-size-asian="8pt" style:font-size-complex="8pt"/>
    </style:style>
    <style:style style:name="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15e59f" style:font-size-asian="8pt" style:font-size-complex="8pt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9cm" officeooo:paragraph-rsid="007b4606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7b4606" style:font-size-asian="8pt" style:font-size-complex="8pt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8pt" officeooo:paragraph-rsid="00102ab9" style:font-size-asian="8pt" style:font-size-complex="8pt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02ab9" style:font-size-asian="8pt" style:font-name-complex="Lucida Sans" style:font-size-complex="8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5e59f" style:font-size-asian="8pt" style:font-name-complex="Lucida Sans" style:font-size-complex="8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8pt" fo:letter-spacing="-0.007cm" fo:font-style="normal" fo:font-weight="normal" officeooo:paragraph-rsid="0015e59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font-size="8pt" officeooo:paragraph-rsid="0010c812" style:font-size-asian="8pt" style:font-size-complex="8pt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style:text-underline-style="none" fo:font-weight="bold" officeooo:rsid="0010c812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style:text-underline-style="solid" style:text-underline-width="auto" style:text-underline-color="font-color" fo:font-weight="bold" style:font-size-asian="8pt" style:font-weight-asian="bold" style:font-name-complex="Lucida Sans" style:font-size-complex="8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style:text-underline-style="solid" style:text-underline-width="auto" style:text-underline-color="font-color" fo:font-weight="bold" style:font-size-asian="8pt" style:font-weight-asian="bold" style:font-name-complex="Lucida Sans" style:font-size-complex="8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style:text-underline-style="none" fo:font-weight="bold" officeooo:rsid="0010c812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0c812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letter-spacing="-0.012cm" fo:font-weight="normal" style:font-weight-asian="normal" style:font-weight-complex="normal"/>
    </style:style>
    <style:style style:name="T9" style:family="text">
      <style:text-properties style:text-position="-5% 100%" fo:letter-spacing="-0.012cm" fo:font-weight="bold" style:font-weight-asian="bold" style:font-weight-complex="bold"/>
    </style:style>
    <style:style style:name="T1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3" style:family="text">
      <style:text-properties style:text-position="-5% 100%"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T14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15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16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T17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18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T19" style:family="text">
      <style:text-properties fo:color="#221f1f" loext:opacity="100%" style:font-name="Lucida Sans" fo:letter-spacing="-0.007cm" fo:font-style="normal" fo:font-weight="normal" officeooo:rsid="0010c812" style:font-style-asian="normal" style:font-weight-asian="normal" style:font-name-complex="Lucida Sans" style:font-style-complex="normal" style:font-weight-complex="normal"/>
    </style:style>
    <style:style style:name="T20" style:family="text">
      <style:text-properties fo:color="#221f1f" loext:opacity="100%" style:font-name="Lucida Sans" fo:letter-spacing="-0.007cm" fo:font-weight="normal" style:font-weight-asian="normal" style:font-name-complex="Lucida Sans" style:font-weight-complex="normal"/>
    </style:style>
    <style:style style:name="T21" style:family="text">
      <style:text-properties fo:color="#221f1f" loext:opacity="100%" style:font-name="Lucida Sans" style:font-name-complex="Lucida Sans"/>
    </style:style>
    <style:style style:name="T22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23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24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5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26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27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loext:opacity="100%" style:font-name="Lucida Sans" fo:letter-spacing="-0.012cm" style:font-name-complex="Lucida Sans"/>
    </style:style>
    <style:style style:name="T36" style:family="text">
      <style:text-properties fo:color="#221f1f" loext:opacity="100%" style:font-name="Lucida Sans" fo:letter-spacing="-0.014cm" fo:font-weight="bold" style:font-weight-asian="bold" style:font-name-complex="Lucida Sans" style:font-weight-complex="bold"/>
    </style:style>
    <style:style style:name="T37" style:family="text">
      <style:text-properties fo:color="#221f1f" loext:opacity="100%" style:text-position="-5% 100%"/>
    </style:style>
    <style:style style:name="T38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9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0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4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T53" style:family="text">
      <style:text-properties fo:color="#221f1f" loext:opacity="100%" style:text-position="-5% 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T54" style:family="text">
      <style:text-properties fo:color="#221f1f" loext:opacity="100%" style:text-position="-5% 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T55" style:family="text">
      <style:text-properties fo:color="#221f1f" loext:opacity="100%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56" style:family="text">
      <style:text-properties fo:color="#221f1f" loext:opacity="100%" style:text-position="-5% 100%" style:font-name="Lucida Sans" fo:letter-spacing="-0.012cm" fo:font-weight="normal" style:font-weight-asian="normal" style:font-name-complex="Lucida Sans" style:font-weight-complex="normal"/>
    </style:style>
    <style:style style:name="T57" style:family="text">
      <style:text-properties fo:color="#221f1f" loext:opacity="100%" style:text-position="-5% 100%" style:font-name="Lucida Sans" fo:letter-spacing="-0.007cm" fo:font-weight="bold" style:font-weight-asian="bold" style:font-name-complex="Lucida Sans" style:font-weight-complex="bold"/>
    </style:style>
    <style:style style:name="T58" style:family="text">
      <style:text-properties fo:color="#221f1f" loext:opacity="100%" style:text-position="-5% 100%" style:font-name="Lucida Sans" fo:letter-spacing="-0.007cm" fo:font-style="normal" fo:font-weight="normal" officeooo:rsid="004e00d8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221f1f" loext:opacity="100%" style:text-position="-5% 100%" style:font-name="Lucida Sans" fo:letter-spacing="-0.007cm" fo:font-weight="normal" style:font-weight-asian="normal" style:font-name-complex="Lucida Sans" style:font-weight-complex="normal"/>
    </style:style>
    <style:style style:name="T60" style:family="text">
      <style:text-properties fo:color="#221f1f" loext:opacity="100%" style:text-position="-5% 100%" style:font-name="Lucida Sans" fo:letter-spacing="-0.009cm" fo:font-weight="bold" style:font-weight-asian="bold" style:font-name-complex="Lucida Sans" style:font-weight-complex="bold"/>
    </style:style>
    <style:style style:name="T61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62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63" style:family="text">
      <style:text-properties fo:color="#221f1f" loext:opacity="100%" style:text-position="-5% 100%" fo:font-size="9pt" style:font-size-asian="9pt" style:font-size-complex="9pt"/>
    </style:style>
    <style:style style:name="T64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65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T66" style:family="text">
      <style:text-properties fo:color="#221f1f" loext:opacity="100%" style:text-position="-5% 100%" fo:font-weight="normal" style:font-weight-asian="normal" style:font-weight-complex="normal"/>
    </style:style>
    <style:style style:name="T67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68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69" style:family="text">
      <style:text-properties style:text-position="-6% 100%" fo:font-style="normal" style:font-style-asian="normal" style:font-style-complex="normal"/>
    </style:style>
    <style:style style:name="T70" style:family="text">
      <style:text-properties fo:color="#000000" loext:opacity="100%" fo:letter-spacing="0.004cm" fo:font-style="normal" style:font-style-asian="normal" style:font-style-complex="normal"/>
    </style:style>
    <style:style style:name="T71" style:family="text">
      <style:text-properties fo:color="#000000" loext:opacity="100%" fo:letter-spacing="-0.007cm" fo:font-style="normal" style:font-style-asian="normal" style:font-style-complex="normal"/>
    </style:style>
    <style:style style:name="T72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73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74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5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4e00d8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officeooo:rsid="004a1d82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fo:font-size="8pt" officeooo:rsid="00573e39" style:font-size-asian="8pt" style:font-size-complex="8pt"/>
    </style:style>
    <style:style style:name="T8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5" style:family="text">
      <style:text-properties style:text-underline-style="none"/>
    </style:style>
    <style:style style:name="T86" style:family="text">
      <style:text-properties fo:font-size="11pt" style:text-underline-style="none" style:font-size-asian="11pt" style:font-size-complex="11pt"/>
    </style:style>
    <style:style style:name="T8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8" style:family="text">
      <style:text-properties officeooo:rsid="00573e39"/>
    </style:style>
    <style:style style:name="T8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4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5"><text:text-input text:description="&lt;line.product_id.display_name&gt;">123456789012345678901234567890123045</text:text-input><text:span text:style-name="T87"><text:text-input text:description="&lt;if test=&quot;print_serial_number and line.lot_id&quot;&gt;">if</text:text-input></text:span><text:span text:style-name="T87"><text:s/>- </text:span><text:span text:style-name="T79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87"><text:text-input text:description="&lt;/if&gt;">end</text:text-input></text:span></text:p>
          </table:table-cell>
          <table:table-cell table:style-name="Tabla3.A2" office:value-type="string">
            <text:p text:style-name="P15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3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8pt" officeooo:paragraph-rsid="00102ab9" style:font-size-asian="8pt" style:font-size-complex="8pt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02ab9" style:font-size-asian="8pt" style:font-name-complex="Lucida Sans" style:font-size-complex="8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15e59f" style:font-size-asian="8pt" style:font-size-complex="8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5e59f" style:font-size-asian="8pt" style:font-name-complex="Lucida Sans" style:font-size-complex="8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8pt" fo:letter-spacing="-0.007cm" fo:font-style="normal" fo:font-weight="normal" officeooo:paragraph-rsid="0015e59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394c7a" style:font-size-asian="8pt" style:font-size-complex="8pt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7b4606" style:font-size-asian="8pt" style:font-size-complex="8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9cm" officeooo:paragraph-rsid="007b4606" style:font-size-asian="8pt" style:font-name-complex="Lucida Sans" style:font-size-complex="8pt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font-size="8pt" officeooo:paragraph-rsid="0010c812" style:font-size-asian="8pt" style:font-size-complex="8pt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0c812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style:text-underline-style="solid" style:text-underline-width="auto" style:text-underline-color="font-color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style:text-underline-style="none" fo:font-weight="bold" officeooo:rsid="0010c812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style:text-underline-style="solid" style:text-underline-width="auto" style:text-underline-color="font-color" fo:font-weight="bold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style:text-underline-style="none" fo:font-weight="bold" officeooo:rsid="0010c812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loext:opacity="100%" style:font-name="Lucida Sans" style:font-name-complex="Lucida Sans"/>
    </style:style>
    <style:style style:name="MT7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loext:opacity="100%" fo:letter-spacing="0.004cm" fo:font-style="normal" style:font-style-asian="normal" style:font-style-complex="normal"/>
    </style:style>
    <style:style style:name="MT13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14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loext:opacity="100%" fo:letter-spacing="-0.007cm" fo:font-style="normal" style:font-style-asian="normal" style:font-style-complex="normal"/>
    </style:style>
    <style:style style:name="MT16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MT17" style:family="text">
      <style:text-properties fo:color="#221f1f" loext:opacity="100%" style:font-name="Lucida Sans" fo:letter-spacing="-0.012cm" style:font-name-complex="Lucida Sans"/>
    </style:style>
    <style:style style:name="MT18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MT19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MT20" style:family="text">
      <style:text-properties fo:color="#221f1f" loext:opacity="100%" style:text-position="-5% 100%" fo:font-weight="normal" style:font-weight-asian="normal" style:font-weight-complex="normal"/>
    </style:style>
    <style:style style:name="MT21" style:family="text">
      <style:text-properties fo:color="#221f1f" loext:opacity="100%" style:text-position="-5% 100%"/>
    </style:style>
    <style:style style:name="MT22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23" style:family="text">
      <style:text-properties fo:color="#221f1f" loext:opacity="100%" style:text-position="-5% 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MT24" style:family="text">
      <style:text-properties fo:color="#221f1f" loext:opacity="100%" style:text-position="-5% 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MT25" style:family="text">
      <style:text-properties fo:color="#221f1f" loext:opacity="100%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6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MT27" style:family="text">
      <style:text-properties style:text-position="-5% 100%"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MT28" style:family="text">
      <style:text-properties style:text-position="-5% 100%" fo:letter-spacing="-0.012cm" fo:font-weight="normal" style:font-weight-asian="normal" style:font-weight-complex="normal"/>
    </style:style>
    <style:style style:name="MT29" style:family="text">
      <style:text-properties style:text-position="-5% 100%" fo:letter-spacing="-0.012cm" fo:font-weight="bold" style:font-weight-asian="bold" style:font-weight-complex="bold"/>
    </style:style>
    <style:style style:name="MT30" style:family="text">
      <style:text-properties fo:color="#221f1f" loext:opacity="100%" style:font-name="Lucida Sans" fo:letter-spacing="-0.007cm" fo:font-style="normal" fo:font-weight="normal" officeooo:rsid="0010c812" style:font-style-asian="normal" style:font-weight-asian="normal" style:font-name-complex="Lucida Sans" style:font-style-complex="normal" style:font-weight-complex="normal"/>
    </style:style>
    <style:style style:name="MT31" style:family="text">
      <style:text-properties fo:color="#221f1f" loext:opacity="100%" style:font-name="Lucida Sans" fo:letter-spacing="-0.007cm" fo:font-weight="normal" style:font-weight-asian="normal" style:font-name-complex="Lucida Sans" style:font-weight-complex="normal"/>
    </style:style>
    <style:style style:name="MT32" style:family="text">
      <style:text-properties fo:color="#221f1f" loext:opacity="100%" style:font-name="Lucida Sans" fo:letter-spacing="-0.014cm" fo:font-weight="bold" style:font-weight-asian="bold" style:font-name-complex="Lucida Sans" style:font-weight-complex="bold"/>
    </style:style>
    <style:style style:name="MT33" style:family="text">
      <style:text-properties fo:color="#221f1f" loext:opacity="100%" style:text-position="-5% 100%" style:font-name="Lucida Sans" fo:letter-spacing="-0.007cm" fo:font-weight="bold" style:font-weight-asian="bold" style:font-name-complex="Lucida Sans" style:font-weight-complex="bold"/>
    </style:style>
    <style:style style:name="MT34" style:family="text">
      <style:text-properties fo:color="#221f1f" loext:opacity="100%" style:text-position="-5% 100%" style:font-name="Lucida Sans" fo:letter-spacing="-0.007cm" fo:font-style="normal" fo:font-weight="normal" officeooo:rsid="004e00d8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loext:opacity="100%" style:text-position="-5% 100%" style:font-name="Lucida Sans" fo:letter-spacing="-0.007cm" fo:font-weight="normal" style:font-weight-asian="normal" style:font-name-complex="Lucida Sans" style:font-weight-complex="normal"/>
    </style:style>
    <style:style style:name="MT36" style:family="text">
      <style:text-properties fo:color="#221f1f" loext:opacity="100%" style:text-position="-5% 100%" style:font-name="Lucida Sans" fo:letter-spacing="-0.012cm" fo:font-weight="normal" style:font-weight-asian="normal" style:font-name-complex="Lucida Sans" style:font-weight-complex="normal"/>
    </style:style>
    <style:style style:name="MT37" style:family="text">
      <style:text-properties fo:color="#221f1f" loext:opacity="100%" style:text-position="-5% 100%" style:font-name="Lucida Sans" fo:letter-spacing="-0.009cm" fo:font-weight="bold" style:font-weight-asian="bold" style:font-name-complex="Lucida Sans" style:font-weight-complex="bold"/>
    </style:style>
    <style:style style:name="MT38" style:family="text">
      <style:text-properties fo:font-style="normal" officeooo:rsid="004e00d8" style:font-style-asian="normal" style:font-style-complex="normal"/>
    </style:style>
    <style:style style:name="MT39" style:family="text">
      <style:text-properties fo:font-style="normal" style:font-style-asian="normal" style:font-style-complex="normal"/>
    </style:style>
    <style:style style:name="MT4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officeooo:rsid="00573e39"/>
    </style:style>
    <style:style style:name="MT57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5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style:text-underline-style="solid" style:text-underline-width="auto" style:text-underline-color="font-color"/>
    </style:style>
    <style:style style:name="MT60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61" style:family="text">
      <style:text-properties style:text-underline-style="non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0">Transporte</text:span><text:span text:style-name="MT31">:</text:span><text:span text:style-name="MT32"> </text:span><text:span text:style-name="MT33"><text:text-input text:description="&lt;o.carrier_id.name&gt;">El más rapido SRL</text:text-input></text:span></text:p>
              <text:p text:style-name="MP31"><text:span text:style-name="MT34">Dirección</text:span><text:span text:style-name="MT35">:</text:span><text:span text:style-name="MT36"> </text:span><text:span text:style-name="MT37"><text:text-input text:description="&lt;partner_address(o.carrier_id.partner_id)&gt;">Balcarce 666</text:text-input></text:span></text:p>
              <text:p text:style-name="MP32"><text:span text:style-name="MT38">CUIT</text:span><text:span text:style-name="MT39">:</text:span><text:span text:style-name="MT40"> </text:span><text:span text:style-name="MT41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2">Peso</text:span><text:span text:style-name="MT43">:</text:span><text:span text:style-name="MT44"> </text:span><text:span text:style-name="MT45"><text:text-input text:description="&lt;formatLang(o.weight)&gt;">30,5</text:text-input></text:span><text:span text:style-name="MT45"><text:s/>kgs.</text:span></text:p>
              <text:p text:style-name="MP33"><text:span text:style-name="MT42">Valor Decl.</text:span><text:span text:style-name="MT46">:</text:span><text:span text:style-name="MT44"> $</text:span><text:span text:style-name="MT45"><text:text-input text:description="&lt;formatLang(o.declared_value)&gt;">$ 1300</text:text-input></text:span></text:p>
              <text:p text:style-name="MP34"><text:span text:style-name="MT42">Q. Bultos</text:span><text:span text:style-name="MT47">:</text:span><text:span text:style-name="MT48"> </text:span><text:span text:style-name="MT45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3">:</text:span><text:span text:style-name="MT44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text-input text:description="&lt;if test=&quot;print_lot_life_date&quot;&gt;">if</text:text-input><text:span text:style-name="MT56">(Venc.)</text:span><text:text-input text:description="&lt;/if&gt;">end</text:text-input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7">OBSERVACIONES</text:span>: <text:span text:style-name="MT58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7">Recibí Conforme</text:span>:</text:p>
              <text:p text:style-name="MP44"><text:span text:style-name="MT57">Fecha</text:span>: <text:s/><text:span text:style-name="MT59"><text:s text:c="5"/>/ <text:s text:c="5"/>/ <text:s text:c="5"/></text:span></text:p>
              <text:p text:style-name="MP44"><text:span text:style-name="MT60">Hora</text:span><text:span text:style-name="MT61">: <text:s text:c="2"/></text:span><text:span text:style-name="MT59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09-14T15:08:52.981000000</dc:date>
    <meta:editing-duration>P2DT17H34M53S</meta:editing-duration>
    <meta:editing-cycles>374</meta:editing-cycles>
    <meta:generator>LibreOffice/7.0.0.3$Windows_X86_64 LibreOffice_project/8061b3e9204bef6b321a21033174034a5e2ea88e</meta:generator>
    <meta:document-statistic meta:table-count="6" meta:image-count="0" meta:object-count="0" meta:page-count="1" meta:paragraph-count="54" meta:word-count="266" meta:character-count="1698" meta:non-whitespace-character-count="1462"/>
  </office:meta>
</office:document-meta>
</file>